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37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4" table:default-cell-style-name="Default"/>
        <table:table-row table:style-name="ro1">
          <table:table-cell office:value-type="string">
            <text:p>System</text:p>
          </table:table-cell>
          <table:table-cell office:value-type="string">
            <text:p>Alignment</text:p>
          </table:table-cell>
          <table:table-cell office:value-type="string">
            <text:p>Angle</text:p>
          </table:table-cell>
          <table:table-cell office:value-type="string">
            <text:p>Distance</text:p>
          </table:table-cell>
          <table:table-cell office:value-type="string">
            <text:p>Utot</text:p>
          </table:table-cell>
          <table:table-cell office:value-type="string">
            <text:p>Uqq</text:p>
          </table:table-cell>
          <table:table-cell office:value-type="string">
            <text:p>Uqd</text:p>
          </table:table-cell>
          <table:table-cell office:value-type="string">
            <text:p>Udd</text:p>
          </table:table-cell>
          <table:table-cell table:number-columns-repeated="3"/>
        </table:table-row>
        <table:table-row table:style-name="ro1">
          <table:table-cell office:value-type="string">
            <text:p>33TIcation:PC71BM_anion_B3LYP_6_31gSTAR_opt_mul</text:p>
          </table:table-cell>
          <table:table-cell office:value-type="string">
            <text:p>1I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-0.81757577">
            <text:p>-0.81757577</text:p>
          </table:table-cell>
          <table:table-cell office:value-type="float" office:value="-0.767826696993">
            <text:p>-0.767826697</text:p>
          </table:table-cell>
          <table:table-cell office:value-type="float" office:value="-0.09949814">
            <text:p>-0.09949814</text:p>
          </table:table-cell>
          <table:table-cell office:value-type="float" office:value="0.04974907">
            <text:p>0.04974907</text:p>
          </table:table-cell>
          <table:table-cell office:value-type="float" office:value="0.93289062">
            <text:p>0.93289062</text:p>
          </table:table-cell>
          <table:table-cell office:value-type="float" office:value="0.34413966">
            <text:p>0.34413966</text:p>
          </table:table-cell>
          <table:table-cell office:value-type="float" office:value="1.29546631">
            <text:p>1.29546631</text:p>
          </table:table-cell>
        </table:table-row>
        <table:table-row table:style-name="ro1">
          <table:table-cell office:value-type="string">
            <text:p>33TIcation:PC71BM_anion_B3LYP_6_31gSTAR_opt_mul</text:p>
          </table:table-cell>
          <table:table-cell office:value-type="string">
            <text:p>2T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-0.89381731">
            <text:p>-0.89381731</text:p>
          </table:table-cell>
          <table:table-cell office:value-type="float" office:value="-0.849288616072">
            <text:p>-0.8492886161</text:p>
          </table:table-cell>
          <table:table-cell office:value-type="float" office:value="-0.08905739">
            <text:p>-0.08905739</text:p>
          </table:table-cell>
          <table:table-cell office:value-type="float" office:value="0.0445287">
            <text:p>0.0445287</text:p>
          </table:table-cell>
          <table:table-cell office:value-type="float" office:value="0.48889533">
            <text:p>0.48889533</text:p>
          </table:table-cell>
          <table:table-cell office:value-type="float" office:value="0.9954575">
            <text:p>0.9954575</text:p>
          </table:table-cell>
          <table:table-cell office:value-type="float" office:value="1.63312923">
            <text:p>1.63312923</text:p>
          </table:table-cell>
        </table:table-row>
        <table:table-row table:style-name="ro1">
          <table:table-cell office:value-type="string">
            <text:p>33TIcation:PC71BM_anion_B3LYP_6_31gSTAR_opt_mul</text:p>
          </table:table-cell>
          <table:table-cell office:value-type="string">
            <text:p>2T2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-0.96742004">
            <text:p>-0.96742004</text:p>
          </table:table-cell>
          <table:table-cell office:value-type="float" office:value="-0.935125268332">
            <text:p>-0.9351252683</text:p>
          </table:table-cell>
          <table:table-cell office:value-type="float" office:value="-0.06458954">
            <text:p>-0.06458954</text:p>
          </table:table-cell>
          <table:table-cell office:value-type="float" office:value="0.03229477">
            <text:p>0.03229477</text:p>
          </table:table-cell>
          <table:table-cell office:value-type="float" office:value="0.24052204">
            <text:p>0.24052204</text:p>
          </table:table-cell>
          <table:table-cell office:value-type="float" office:value="0.84800729">
            <text:p>0.84800729</text:p>
          </table:table-cell>
          <table:table-cell office:value-type="float" office:value="1.54764153">
            <text:p>1.54764153</text:p>
          </table:table-cell>
        </table:table-row>
        <table:table-row table:style-name="ro1">
          <table:table-cell office:value-type="string">
            <text:p>33TIcation:PC71BM_anion_B3LYP_6_31gSTAR_opt_mul</text:p>
          </table:table-cell>
          <table:table-cell office:value-type="string">
            <text:p>2T3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float" office:value="-1.0213868">
            <text:p>-1.0213868</text:p>
          </table:table-cell>
          <table:table-cell office:value-type="float" office:value="-0.957986596618">
            <text:p>-0.9579865966</text:p>
          </table:table-cell>
          <table:table-cell office:value-type="float" office:value="-0.1268004">
            <text:p>-0.1268004</text:p>
          </table:table-cell>
          <table:table-cell office:value-type="float" office:value="0.0634002">
            <text:p>0.0634002</text:p>
          </table:table-cell>
          <table:table-cell office:value-type="float" office:value="0.08134445">
            <text:p>0.08134445</text:p>
          </table:table-cell>
          <table:table-cell office:value-type="float" office:value="1.11385886">
            <text:p>1.11385886</text:p>
          </table:table-cell>
          <table:table-cell office:value-type="float" office:value="1.3452918">
            <text:p>1.3452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8:16:39</dc:date>
    <dc:creator>spf310 </dc:creator>
    <meta:document-statistic meta:table-count="1" meta:cell-count="52" meta:object-count="0"/>
    <meta:generator>LibreOffice/3.5$Linux_X86_64 LibreOffice_project/350m1$Build-2</meta:generator>
  </office:meta>
</office:document-meta>
</file>